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properties style:font-name="Calibri" fo:font-size="11pt" fo:language="fr" fo:country="CH" style:text-underline-style="none" fo:font-weight="normal" style:font-size-asian="11pt" style:font-weight-asian="normal"/>
    </style:style>
    <style:style style:name="P2" style:family="paragraph" style:parent-style-name="Standard">
      <style:paragraph-properties fo:margin-top="0cm" fo:margin-bottom="0.353cm" loext:contextual-spacing="false" fo:line-height="115%"/>
      <style:text-properties style:font-name="Calibri" fo:font-size="11pt" fo:language="fr" fo:country="CH" fo:font-style="normal" style:text-underline-style="none" fo:font-weight="normal" officeooo:paragraph-rsid="001b6f00" style:font-size-asian="11pt" style:font-style-asian="normal" style:font-weight-asian="normal"/>
    </style:style>
    <style:style style:name="P3" style:family="paragraph" style:parent-style-name="Standard">
      <style:paragraph-properties fo:margin-top="0cm" fo:margin-bottom="0.353cm" loext:contextual-spacing="false" fo:line-height="115%"/>
    </style:style>
    <style:style style:name="P4" style:family="paragraph" style:parent-style-name="Standard">
      <style:paragraph-properties fo:margin-top="0cm" fo:margin-bottom="0.353cm" loext:contextual-spacing="false" fo:line-height="115%" fo:text-align="center" style:justify-single-word="false"/>
    </style:style>
    <style:style style:name="P5" style:family="paragraph" style:parent-style-name="Standard">
      <style:paragraph-properties fo:margin-top="0cm" fo:margin-bottom="0.353cm" loext:contextual-spacing="false" fo:line-height="115%"/>
      <style:text-properties officeooo:paragraph-rsid="001b6f00"/>
    </style:style>
    <style:style style:name="P6" style:family="paragraph" style:parent-style-name="Standard">
      <style:paragraph-properties fo:margin-top="0cm" fo:margin-bottom="0.353cm" loext:contextual-spacing="false" fo:line-height="115%" fo:text-align="center" style:justify-single-word="false"/>
      <style:text-properties officeooo:rsid="0016c657" officeooo:paragraph-rsid="0016c657"/>
    </style:style>
    <style:style style:name="P7" style:family="paragraph" style:parent-style-name="Standard" style:master-page-name="Standard">
      <style:paragraph-properties fo:margin-top="0cm" fo:margin-bottom="0.353cm" loext:contextual-spacing="false" fo:line-height="115%" fo:text-align="center" style:justify-single-word="false" style:page-number="auto"/>
      <style:text-properties style:font-name="Calibri" fo:font-size="18pt" fo:language="fr" fo:country="CH" style:text-underline-style="solid" style:text-underline-width="auto" style:text-underline-color="font-color" fo:font-weight="bold" style:font-size-asian="18pt" style:font-weight-asian="bold"/>
    </style:style>
    <style:style style:name="P8" style:family="paragraph" style:parent-style-name="Standard">
      <style:paragraph-properties fo:margin-top="0cm" fo:margin-bottom="0.353cm" loext:contextual-spacing="false" fo:line-height="115%" fo:break-before="page"/>
      <style:text-properties officeooo:paragraph-rsid="001b6f00"/>
    </style:style>
    <style:style style:name="P9" style:family="paragraph" style:parent-style-name="Standard" style:master-page-name="Left_20_Page">
      <style:paragraph-properties fo:margin-top="0cm" fo:margin-bottom="0.353cm" loext:contextual-spacing="false" fo:line-height="115%" style:page-number="1" fo:break-before="page"/>
      <style:text-properties officeooo:paragraph-rsid="001b6f00"/>
    </style:style>
    <style:style style:name="P10" style:family="paragraph" style:parent-style-name="Standard" style:master-page-name="Left_20_Page">
      <style:paragraph-properties fo:margin-top="0cm" fo:margin-bottom="0.353cm" loext:contextual-spacing="false" fo:line-height="115%" style:page-number="1" fo:break-before="page"/>
    </style:style>
    <style:style style:name="P11" style:family="paragraph" style:parent-style-name="Standard">
      <style:paragraph-properties fo:margin-left="1.27cm" fo:margin-right="0cm" fo:margin-top="0cm" fo:margin-bottom="0.353cm" loext:contextual-spacing="false" fo:line-height="115%" fo:text-indent="0cm" style:auto-text-indent="false"/>
      <style:text-properties officeooo:paragraph-rsid="001b6f00"/>
    </style:style>
    <style:style style:name="P12" style:family="paragraph" style:parent-style-name="Standard">
      <style:paragraph-properties fo:margin-left="1.27cm" fo:margin-right="0cm" fo:margin-top="0cm" fo:margin-bottom="0.353cm" loext:contextual-spacing="false" fo:line-height="115%" fo:text-indent="0cm" style:auto-text-indent="false"/>
      <style:text-properties style:font-name="Calibri" fo:font-size="11pt" fo:language="fr" fo:country="CH" fo:font-style="normal" style:text-underline-style="none" fo:font-weight="normal" officeooo:paragraph-rsid="001b6f00" style:font-size-asian="11pt" style:font-style-asian="normal" style:font-weight-asian="normal"/>
    </style:style>
    <style:style style:name="P13" style:family="paragraph" style:parent-style-name="Footer">
      <style:text-properties officeooo:rsid="001b6f00" officeooo:paragraph-rsid="001b6f00"/>
    </style:style>
    <style:style style:name="T1" style:family="text">
      <style:text-properties style:font-name="Calibri" fo:font-size="18pt" fo:language="fr" fo:country="CH" style:text-underline-style="solid" style:text-underline-width="auto" style:text-underline-color="font-color" fo:font-weight="bold" style:font-size-asian="18pt" style:font-weight-asian="bold"/>
    </style:style>
    <style:style style:name="T2" style:family="text">
      <style:text-properties style:font-name="Calibri" fo:font-size="12pt" fo:language="fr" fo:country="CH" style:text-underline-style="none" fo:font-weight="bold" style:font-size-asian="12pt" style:font-weight-asian="bold"/>
    </style:style>
    <style:style style:name="T3" style:family="text">
      <style:text-properties style:font-name="Calibri" fo:font-size="11pt" fo:language="fr" fo:country="CH" style:text-underline-style="none" fo:font-weight="normal" style:font-size-asian="11pt" style:font-weight-asian="normal"/>
    </style:style>
    <style:style style:name="T4" style:family="text">
      <style:text-properties style:font-name="Calibri" fo:font-size="11pt" fo:language="fr" fo:country="CH" fo:font-style="italic" style:text-underline-style="none" fo:font-weight="bold" style:font-size-asian="11pt" style:font-style-asian="italic" style:font-weight-asian="bold"/>
    </style:style>
    <style:style style:name="T5" style:family="text">
      <style:text-properties style:font-name="Calibri" fo:font-size="11pt" fo:language="fr" fo:country="CH" fo:font-style="italic" style:text-underline-style="none" fo:font-weight="bold" officeooo:rsid="001993fa" style:font-size-asian="11pt" style:font-style-asian="italic" style:font-weight-asian="bold"/>
    </style:style>
    <style:style style:name="T6" style:family="text">
      <style:text-properties style:font-name="Calibri" fo:font-size="11pt" fo:language="fr" fo:country="CH" fo:font-style="normal" style:text-underline-style="none" fo:font-weight="normal" style:font-size-asian="11pt" style:font-style-asian="normal" style:font-weight-asian="normal"/>
    </style:style>
    <style:style style:name="T7" style:family="text">
      <style:text-properties officeooo:rsid="001b6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Modulopoly :</text:span></text:p>
      <text:p text:style-name="P6"><text:span text:style-name="T1">Les règles</text:span></text:p>
      <text:p text:style-name="P1"/>
      <text:p text:style-name="P10"/>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5"><text:span text:style-name="T3"/></text:p>
      <text:p text:style-name="P5"><text:span text:style-name="T2">introduction</text:span></text:p>
      <text:p text:style-name="P5"><text:span text:style-name="T3">Dans le cadre du CPNV nous avons comme but de réaliser un projet en groupe, avec une version boîte "physique" du jeu, ainsi qu'une version informatique, dont le code source doit être au besoin modulable.</text:span></text:p>
      <text:p text:style-name="P8"><text:span text:style-name="T3"><text:s/></text:span><text:span text:style-name="T2">Règles du jeu:</text:span></text:p>
      <text:p text:style-name="P5"><text:span text:style-name="T3"><text:s/></text:span><text:span text:style-name="T4">But du jeu:</text:span></text:p>
      <text:p text:style-name="P5"><text:span text:style-name="T6">Être le premier joueur à avoir son CFC.</text:span></text:p>
      <text:p text:style-name="P5"><text:span text:style-name="T4">Matériel:</text:span></text:p>
      <text:p text:style-name="P5"><text:span text:style-name="T6">- 1 plateau de jeu</text:span></text:p>
      <text:p text:style-name="P5"><text:span text:style-name="T6">- 6 pions de couleurs différentes</text:span></text:p>
      <text:p text:style-name="P5"><text:span text:style-name="T6">- 30 cartes "Chance" imprimées horizontalement</text:span></text:p>
      <text:p text:style-name="P5"><text:span text:style-name="T6">- 50 cartes "Question" imprimées horizontalement</text:span></text:p>
      <text:p text:style-name="P5"><text:span text:style-name="T6">- 36 cartes "Modules" imprimées verticalement</text:span></text:p>
      <text:p text:style-name="P5"><text:span text:style-name="T6">- 1 dé</text:span></text:p>
      <text:p text:style-name="P5"><text:span text:style-name="T6">- 100x billets blancs, </text:span></text:p>
      <text:p text:style-name="P5"><text:span text:style-name="T6">avec "50 points" en écriture vert étang, pour une somme de 5000 points</text:span></text:p>
      <text:p text:style-name="P5"><text:span text:style-name="T6">- 70x billets bleus acier, avec "100 points" en écriture blanc, pour une somme de 7000 points</text:span></text:p>
      <text:p text:style-name="P5"><text:span text:style-name="T6">- 60x billets rouges corail léger, avec "200 points" en écriture orange saumon léger, pour une somme de 12000 points</text:span></text:p>
      <text:p text:style-name="P5"><text:span text:style-name="T6">- 20x billets noirs, avec "500 points" en écriture dorée pâle, pour une somme de 10000 points</text:span></text:p>
      <text:p text:style-name="P5"><text:span text:style-name="T6">Totaux : 250 billets pour un montant de 34000 points de savoir, à répartir pendant le jeu entre maximum 6 joueurs.</text:span></text:p>
      <text:p text:style-name="P5"><text:span text:style-name="T4">Préparation:</text:span></text:p>
      <text:p text:style-name="P5"><text:span text:style-name="T6">1. Déplier le plateau de jeu.</text:span></text:p>
      <text:p text:style-name="P5"><text:span text:style-name="T6">2. Chaque joueur choisit un pion et le place sur la case départ.</text:span></text:p>
      <text:p text:style-name="P5"><text:span text:style-name="T6">3. Placer les cartes "Chance"(?) ainsi que les cartes "Question" au centre du plateau de jeu. </text:span></text:p>
      <text:p text:style-name="P5"><text:span text:style-name="T6">4. Chaque joueur reçoit 500 points au début de partie.</text:span></text:p>
      <text:p text:style-name="P5"><text:span text:style-name="T6">5. Chacun des joueurs lance ensuite le dé, le joueur qui obtient le plus grand nombre commence la partie.</text:span></text:p>
      <text:p text:style-name="P5"><text:span text:style-name="T6"/></text:p>
      <text:p text:style-name="P5"><text:span text:style-name="T6">Quand arrive votre tour de jeu, lancez le dé, puis avancez votre pion d'autant de cases que l'indique le dé, dans le sens indiqué par la flèche sur la case départ. </text:span></text:p>
      <text:p text:style-name="P5"><text:span text:style-name="T6">Si vous passez sur une case question vous êtes obligé de vous arrêter.</text:span></text:p>
      <text:p text:style-name="P5"><text:span text:style-name="T6">La case sur laquelle vous allez vous arrêter vous indique ce que vous devez ou pouvez faire.</text:span></text:p>
      <text:p text:style-name="P5"><text:span text:style-name="T6">Plusieurs pions peuvent se trouver sur une même case au même moment.</text:span></text:p>
      <text:p text:style-name="P5"><text:span text:style-name="T6"/></text:p>
      <text:p text:style-name="P5"><text:span text:style-name="T6"/></text:p>
      <text:p text:style-name="P5"><text:span text:style-name="T6"/></text:p>
      <text:p text:style-name="P5"><text:span text:style-name="T6"/></text:p>
      <text:p text:style-name="P5"><text:soft-page-break/><text:span text:style-name="T6">En fonction de la case sur laquelle vous êtes arrivé, vous pouvez effectuer l'une des opérations suivantes:</text:span></text:p>
      <text:p text:style-name="P11"><text:span text:style-name="T6">- acheter un module</text:span></text:p>
      <text:p text:style-name="P11"><text:span text:style-name="T6">- répondre à une question</text:span></text:p>
      <text:p text:style-name="P12">- tirer une carte chance</text:p>
      <text:p text:style-name="P11"><text:span text:style-name="T6">- passer l'examen final, pour gagner le jeu</text:span></text:p>
      <text:p text:style-name="P11"><text:span text:style-name="T6">- recevoir 200 points</text:span></text:p>
      <text:p text:style-name="P5"><text:span text:style-name="T6">Quand vous avez terminé votre tour ce sera au joueur situé à votre gauche de jouer.</text:span></text:p>
      <text:p text:style-name="P5"><text:span text:style-name="T4"/></text:p>
      <text:p text:style-name="P5"><text:span text:style-name="T4">La case "</text:span><text:span text:style-name="T5">GO</text:span><text:span text:style-name="T4">":</text:span></text:p>
      <text:p text:style-name="P5"><text:span text:style-name="T6">C'est la case sur laquelle une partie commence.</text:span></text:p>
      <text:p text:style-name="P2"/>
      <text:p text:style-name="P5"><text:span text:style-name="T4">Arrêt sur une case Module:</text:span></text:p>
      <text:p text:style-name="P5"><text:span text:style-name="T6">Quand vous vous arrêtez sur une case module vous pouvez choisir d'utiliser vos points afin de récupérer une carte module.</text:span></text:p>
      <text:p text:style-name="P5"><text:span text:style-name="T6">Le prix du module est inscrit sur la case.</text:span></text:p>
      <text:p text:style-name="P2"/>
      <text:p text:style-name="P5"><text:span text:style-name="T4"/></text:p>
      <text:p text:style-name="P5"><text:span text:style-name="T4"/></text:p>
      <text:p text:style-name="P5"><text:span text:style-name="T4">Arrêt sur une case Chance:</text:span></text:p>
      <text:p text:style-name="P5"><text:span text:style-name="T6">En vous arrêtant sur cette case vous devez piocher une carte chance et la lire à haute voix. </text:span></text:p>
      <text:p text:style-name="P5"><text:span text:style-name="T6">Vous pourrez ou devrez appliquer ce qu'elle vous indique.</text:span></text:p>
      <text:p text:style-name="P2"/>
      <text:p text:style-name="P5"><text:span text:style-name="T4">Arrêt sur une case Question:</text:span></text:p>
      <text:p text:style-name="P5"><text:span text:style-name="T6">Quand vous vous trouvez sur cette case, le joueur de droite doit tirer une carte question et vous la lire à haute voix, ainsi que les réponses possibles si vous le souhaitez. </text:span></text:p>
      <text:p text:style-name="P5"><text:span text:style-name="T6">Si vous répondez juste et sans aide, vous recevrez 500 points.</text:span></text:p>
      <text:p text:style-name="P5"><text:span text:style-name="T6">En, revanche si vous avez demandé de l'aide, vous ne recevrez que 250 points.</text:span></text:p>
      <text:p text:style-name="P3"><text:span text:style-name="T4">Passer l'examen:</text:span></text:p>
      <text:p text:style-name="P3"><text:span text:style-name="T6">Pour passer l'examen vous devez avoir obtenu une case module de chaque couleur (rouge, bleu, vert ou jaune). </text:span></text:p>
      <text:p text:style-name="P3"><text:span text:style-name="T6">À votre tour, vous pourrez choisir de payer 1000 points pour placer votre pion sur la case CFC, au centre du plateau. </text:span></text:p>
      <text:p text:style-name="P3"><text:span text:style-name="T6">Pour recevoir votre CFC, il vous faut répondre juste à une carte-question tirée au hasard par votre voisin de gauche.</text:span></text:p>
      <text:p text:style-name="P3"><text:span text:style-name="T6">Puis il faut lancer le dé et obtenir un 4, 5 ou 6. </text:span></text:p>
      <text:p text:style-name="P3"><text:span text:style-name="T6">Le cas échéant, à votre prochain tour vous pourrez relancer le dé et choisir de commencer d'une des 4 cases chance.</text:span></text:p>
      <text:p text:style-name="P3"><text:soft-page-break/><text:span text:style-name="T4">Le vainqueur:</text:span></text:p>
      <text:p text:style-name="P3"><text:span text:style-name="T6">Le premier joueur à obtenir son CFC gagne la part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officeooo:rsid="001b6f00" officeooo:paragraph-rsid="001b6f00"/>
    </style:style>
    <style:style style:name="MT1" style:family="text">
      <style:text-properties officeooo:rsid="001b6f00"/>
    </style:style>
    <style:page-layout style:name="Mpm1">
      <style:page-layout-properties fo:page-width="27.94cm" fo:page-height="21.59cm" style:num-format="1" style:print-orientation="landscape"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2" fo:column-gap="0.497cm">
          <style:column style:rel-width="6119*" fo:start-indent="0cm" fo:end-indent="0.249cm"/>
          <style:column style:rel-width="6121*"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usage="left">
      <style:page-layout-properties fo:page-width="27.94cm" fo:page-height="21.59cm" style:num-format="1" style:print-orientation="landscape" fo:margin-top="2cm" fo:margin-bottom="2cm" fo:margin-left="2cm" fo:margin-right="2cm" style:writing-mode="lr-tb" style:footnote-max-height="0cm">
        <style:columns fo:column-count="2" fo:column-gap="0.497cm">
          <style:column style:rel-width="6785*" fo:start-indent="0cm" fo:end-indent="0.249cm"/>
          <style:column style:rel-width="6787*"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4" style:page-usage="right">
      <style:page-layout-properties fo:page-width="27.94cm" fo:page-height="21.59cm" style:num-format="1" style:print-orientation="landscape" fo:margin-top="2cm" fo:margin-bottom="2cm" fo:margin-left="2cm" fo:margin-right="2cm" style:writing-mode="lr-tb" style:footnote-max-height="0cm">
        <style:columns fo:column-count="2" fo:column-gap="0.497cm">
          <style:column style:rel-width="6785*" fo:start-indent="0cm" fo:end-indent="0.249cm"/>
          <style:column style:rel-width="6787*"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5">
      <style:page-layout-properties fo:page-width="27.94cm" fo:page-height="21.59cm" style:num-format="1" style:print-orientation="landscape" fo:margin-top="2cm" fo:margin-bottom="2cm" fo:margin-left="2cm" fo:margin-right="2cm" style:writing-mode="lr-tb" style:footnote-max-height="0cm">
        <style:columns fo:column-count="2" fo:column-gap="0.497cm">
          <style:column style:rel-width="6785*" fo:start-indent="0cm" fo:end-indent="0.249cm"/>
          <style:column style:rel-width="6787*" fo:start-indent="0.249cm" fo:end-indent="0cm"/>
        </style:columns>
        <style:footnote-sep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Footer"><text:tab/><text:tab/></text:p>
      </style:footer>
    </style:master-page>
    <style:master-page style:name="First_20_Page" style:display-name="First Page" style:page-layout-name="Mpm2" style:next-style-name="Standard">
      <style:footer>
        <text:p text:style-name="Footer"/>
      </style:footer>
    </style:master-page>
    <style:master-page style:name="Left_20_Page" style:display-name="Left Page" style:page-layout-name="Mpm3" style:next-style-name="Footnote">
      <style:footer>
        <text:p text:style-name="Footer"><text:tab/><text:tab/><text:tab/><text:tab/><text:tab/><text:tab/><text:tab/><text:tab/> <text:s text:c="7"/><text:span text:style-name="MT1">1</text:span></text:p>
      </style:footer>
      <loext:footer-first>
        <text:p text:style-name="Footer"><text:tab/><text:tab/><text:tab/><text:tab/><text:tab/><text:tab/><text:tab/><text:tab/> <text:s text:c="7"/><text:span text:style-name="MT1">1</text:span></text:p>
      </loext:footer-first>
    </style:master-page>
    <style:master-page style:name="Right_20_Page" style:display-name="Right Page" style:page-layout-name="Mpm4" style:next-style-name="Left_20_Page">
      <style:footer>
        <text:p text:style-name="Footer"><text:span text:style-name="MT1">2</text:span><text:tab/><text:tab/><text:tab/> <text:s text:c="5"/><text:tab/><text:tab/><text:tab/><text:tab/><text:tab/> <text:s text:c="7"/><text:span text:style-name="MT1">3</text:span></text:p>
      </style:footer>
    </style:master-page>
    <style:master-page style:name="Footnote" style:page-layout-name="Mpm5">
      <style:footer>
        <text:p text:style-name="MP1">6<text:tab/><text:tab/><text:tab/><text:tab/><text:tab/><text:tab/><text:tab/><text:tab/> <text:s text:c="7"/></text:p>
      </style:footer>
      <style:footer-left>
        <text:p text:style-name="MP1">4<text:tab/><text:tab/><text:tab/><text:tab/><text:tab/><text:tab/><text:tab/><text:tab/> <text:s text:c="7"/>5</text:p>
      </style:footer-left>
      <loext:footer-first>
        <text:p text:style-name="MP1">2<text:tab/><text:tab/><text:tab/><text:tab/><text:tab/><text:tab/><text:tab/><text:tab/> <text:s text:c="7"/>3</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27T17:38:22.322000000</dc:date>
    <meta:editing-duration>PT32M49S</meta:editing-duration>
    <meta:editing-cycles>5</meta:editing-cycles>
    <meta:generator>LibreOffice/6.2.2.2$Windows_X86_64 LibreOffice_project/2b840030fec2aae0fd2658d8d4f9548af4e3518d</meta:generator>
    <meta:document-statistic meta:table-count="0" meta:image-count="0" meta:object-count="0" meta:page-count="5" meta:paragraph-count="64" meta:word-count="632" meta:character-count="3562" meta:non-whitespace-character-count="2882"/>
  </office:meta>
</office:document-meta>
</file>